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2pt" style:font-size-asian="12pt" style:font-size-complex="12pt"/>
    </style:style>
    <style:style style:name="P2" style:family="paragraph" style:parent-style-name="Standard">
      <style:paragraph-properties fo:break-before="page"/>
      <style:text-properties style:font-name="Courier 10 Pitch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(5)</text:p>
      <text:p text:style-name="P1"/>
      <text:p text:style-name="P1">0.1: 0.87 - 1.00</text:p>
      <text:p text:style-name="P1">0.2: 0.76 - 1.00</text:p>
      <text:p text:style-name="P1">0.3: 0.65 - 0.99</text:p>
      <text:p text:style-name="P1">0.4: 0.54 - 0.62</text:p>
      <text:p text:style-name="P1">0.5: 0.44 - 0.37</text:p>
      <text:p text:style-name="P1">0.6: 0.34 - 0.21</text:p>
      <text:p text:style-name="P1">0.7: 0.25 - 0.11</text:p>
      <text:p text:style-name="P1">0.8: 0.16 - 0.04</text:p>
      <text:p text:style-name="P1">0.9: 0.08 – 0.01</text:p>
      <text:p text:style-name="P1"/>
      <text:p text:style-name="P1">line(20)</text:p>
      <text:p text:style-name="P1"/>
      <text:p text:style-name="P1">0.1: 0.89 - 1.00</text:p>
      <text:p text:style-name="P1">0.2: 0.79 - 1.00</text:p>
      <text:p text:style-name="P1">0.3: 0.68 - 1.00</text:p>
      <text:p text:style-name="P1">0.4: 0.58 - 0.82</text:p>
      <text:p text:style-name="P1">0.5: 0.48 - 0.47</text:p>
      <text:p text:style-name="P1">0.6: 0.38 - 0.26</text:p>
      <text:p text:style-name="P1">0.7: 0.28 - 0.13</text:p>
      <text:p text:style-name="P1">0.8: 0.19 - 0.05</text:p>
      <text:p text:style-name="P1">0.9: 0.09 – 0.02</text:p>
      <text:p text:style-name="P1"/>
      <text:p text:style-name="P1">cycle(5)</text:p>
      <text:p text:style-name="P1"/>
      <text:p text:style-name="P1">0.1: 0.76 - 1.00</text:p>
      <text:p text:style-name="P1">0.2: 0.57 - 1.00</text:p>
      <text:p text:style-name="P1">0.3: 0.41 - 1.00</text:p>
      <text:p text:style-name="P1">0.4: 0.29 - 0.64</text:p>
      <text:p text:style-name="P1">0.5: 0.20 - 0.41</text:p>
      <text:p text:style-name="P1">0.6: 0.13 - 0.25</text:p>
      <text:p text:style-name="P1">0.7: 0.07 - 0.14</text:p>
      <text:p text:style-name="P1">0.8: 0.04 - 0.08</text:p>
      <text:p text:style-name="P1">0.9: 0.01 – 0.03</text:p>
      <text:p text:style-name="P1"/>
      <text:p text:style-name="P1">cycle(20)</text:p>
      <text:p text:style-name="P1"/>
      <text:p text:style-name="P1">0.1: 0.79 - 1.00</text:p>
      <text:p text:style-name="P1">0.2: 0.60 - 1.00</text:p>
      <text:p text:style-name="P1">0.3: 0.43 - 1.00</text:p>
      <text:p text:style-name="P1">0.4: 0.29 - 0.82</text:p>
      <text:p text:style-name="P1">0.5: 0.19 - 0.47</text:p>
      <text:p text:style-name="P1">0.6: 0.11 - 0.26</text:p>
      <text:p text:style-name="P1">0.7: 0.05 - 0.13</text:p>
      <text:p text:style-name="P1">0.8: 0.02 - 0.06</text:p>
      <text:p text:style-name="P1">0.9: 0.00 – 0.02</text:p>
      <text:p text:style-name="P1"/>
      <text:p text:style-name="P1"/>
      <text:p text:style-name="P2">radius(5, 2)</text:p>
      <text:p text:style-name="P1"/>
      <text:p text:style-name="P1">0.1: 0.78 - 1.00</text:p>
      <text:p text:style-name="P1">0.2: 0.63 - 1.00</text:p>
      <text:p text:style-name="P1">0.3: 0.50 - 0.72</text:p>
      <text:p text:style-name="P1">0.4: 0.39 - 0.35</text:p>
      <text:p text:style-name="P1">0.5: 0.30 - 0.13</text:p>
      <text:p text:style-name="P1">0.6: 0.22 – 0.02</text:p>
      <text:p text:style-name="P1"/>
      <text:p text:style-name="P1">radius(5, 3)</text:p>
      <text:p text:style-name="P1"/>
      <text:p text:style-name="P1">0.1: 0.71 - 1.00</text:p>
      <text:p text:style-name="P1">0.2: 0.54 - 1.00</text:p>
      <text:p text:style-name="P1">0.3: 0.42 - 0.99</text:p>
      <text:p text:style-name="P1">0.4: 0.33 - 0.62</text:p>
      <text:p text:style-name="P1">0.5: 0.25 - 0.37</text:p>
      <text:p text:style-name="P1">0.6: 0.19 - 0.21</text:p>
      <text:p text:style-name="P1">0.7: 0.13 - 0.11</text:p>
      <text:p text:style-name="P1">0.8: 0.08 - 0.04</text:p>
      <text:p text:style-name="P1">0.9: 0.04 – 0.01</text:p>
      <text:p text:style-name="P1"/>
      <text:p text:style-name="P1">radius(20, 3)</text:p>
      <text:p text:style-name="P1"/>
      <text:p text:style-name="P1">0.1: 0.75 - 1.00</text:p>
      <text:p text:style-name="P1">0.2: 0.59 - 1.00</text:p>
      <text:p text:style-name="P1">0.3: 0.46 - 0.81</text:p>
      <text:p text:style-name="P1">0.4: 0.36 - 0.33</text:p>
      <text:p text:style-name="P1">0.5: 0.28 – 0.10</text:p>
      <text:p text:style-name="P1"/>
      <text:p text:style-name="P1">radius(20, 5)</text:p>
      <text:p text:style-name="P1"/>
      <text:p text:style-name="P1">0.1: 0.66 - 1.00</text:p>
      <text:p text:style-name="P1">0.2: 0.48 - 1.00</text:p>
      <text:p text:style-name="P1">0.3: 0.36 - 0.39</text:p>
      <text:p text:style-name="P1">0.4: 0.11 – 0.04</text:p>
      <text:p text:style-name="P1"/>
      <text:p text:style-name="P1">radius(20, 10)</text:p>
      <text:p text:style-name="P1"/>
      <text:p text:style-name="P1">0.1: 0.53 – 1.00</text:p>
      <text:p text:style-name="P1"/>
      <text:p text:style-name="P1">radius(20, 15)</text:p>
      <text:p text:style-name="P1"/>
      <text:p text:style-name="P1">0.1: 0.43 - 1.00</text:p>
      <text:p text:style-name="P1">0.2: 0.31 - 1.00</text:p>
      <text:p text:style-name="P1">0.3: 0.26 – 0.25</text:p>
      <text:p text:style-name="P1"/>
      <text:p text:style-name="P1">radius(20, 18)</text:p>
      <text:p text:style-name="P1"/>
      <text:p text:style-name="P1">0.1: 0.34 - 1.00</text:p>
      <text:p text:style-name="P1">0.2: 0.20 - 1.00</text:p>
      <text:p text:style-name="P1">0.3: 0.13 - 1.00</text:p>
      <text:p text:style-name="P1">0.4: 0.09 - 0.82</text:p>
      <text:p text:style-name="P1"><text:soft-page-break/>0.5: 0.07 - 0.47</text:p>
      <text:p text:style-name="P1">0.6: 0.05 - 0.26</text:p>
      <text:p text:style-name="P1">0.7: 0.03 - 0.13</text:p>
      <text:p text:style-name="P1">0.8: 0.02 - 0.05</text:p>
      <text:p text:style-name="P1">0.9: 0.01 – 0.02</text:p>
      <text:p text:style-name="P1"/>
      <text:p text:style-name="P1">complete(5)</text:p>
      <text:p text:style-name="P1"/>
      <text:p text:style-name="P1">0.1: 0.64 - 1.00</text:p>
      <text:p text:style-name="P1">0.2: 0.44 - 1.00</text:p>
      <text:p text:style-name="P1">0.3: 0.31 - 1.00</text:p>
      <text:p text:style-name="P1">0.4: 0.23 - 0.93</text:p>
      <text:p text:style-name="P1">0.5: 0.16 - 0.67</text:p>
      <text:p text:style-name="P1">0.6: 0.11 - 0.48</text:p>
      <text:p text:style-name="P1">0.7: 0.07 - 0.32</text:p>
      <text:p text:style-name="P1">0.8: 0.04 - 0.20</text:p>
      <text:p text:style-name="P1">0.9: 0.02 – 0.09</text:p>
      <text:p text:style-name="P1"/>
      <text:p text:style-name="P1">complete(20)</text:p>
      <text:p text:style-name="P1"/>
      <text:p text:style-name="P1">0.1: 0.31 - 1.00</text:p>
      <text:p text:style-name="P1">0.2: 0.16 - 1.00</text:p>
      <text:p text:style-name="P1">0.3: 0.10 - 1.00</text:p>
      <text:p text:style-name="P1">0.4: 0.06 - 1.00</text:p>
      <text:p text:style-name="P1">0.5: 0.04 - 0.91</text:p>
      <text:p text:style-name="P1">0.6: 0.03 - 0.62</text:p>
      <text:p text:style-name="P1">0.7: 0.02 - 0.40</text:p>
      <text:p text:style-name="P1">0.8: 0.01 - 0.24</text:p>
      <text:p text:style-name="P1">0.9: 0.00 – 0.11</text:p>
      <text:p text:style-name="P1"/>
      <text:p text:style-name="P1">star(5)</text:p>
      <text:p text:style-name="P1"/>
      <text:p text:style-name="P1">0.1: 0.55 - 1.00</text:p>
      <text:p text:style-name="P1">0.2: 0.24 - 1.00</text:p>
      <text:p text:style-name="P1">0.3: 0.04 – 1.00</text:p>
      <text:p text:style-name="P1"/>
      <text:p text:style-name="P1">star(20)</text:p>
      <text:p text:style-name="P1">-</text:p>
      <text:p text:style-name="P1"/>
      <text:p text:style-name="P1"/>
      <text:p text:style-name="P2">random(5, 0.5)</text:p>
      <text:p text:style-name="P1"/>
      <text:p text:style-name="P1">0.1: 0.87 - 1.00</text:p>
      <text:p text:style-name="P1">0.2: 0.76 - 1.00</text:p>
      <text:p text:style-name="P1">0.3: 0.65 - 0.72</text:p>
      <text:p text:style-name="P1">0.4: 0.54 - 0.35</text:p>
      <text:p text:style-name="P1">0.5: 0.44 - 0.13</text:p>
      <text:p text:style-name="P1">0.6: 0.34 – 0.02</text:p>
      <text:p text:style-name="P1"/>
      <text:p text:style-name="P1">random(5, 0.8) <text:s text:c="2"/>!varies a lot!</text:p>
      <text:p text:style-name="P1"/>
      <text:p text:style-name="P1">0.1: 0.70 - 1.00</text:p>
      <text:p text:style-name="P1">0.2: 0.50 - 1.00</text:p>
      <text:p text:style-name="P1">0.3: 0.36 - 0.99</text:p>
      <text:p text:style-name="P1">0.4: 0.26 - 0.62</text:p>
      <text:p text:style-name="P1">0.5: 0.17 - 0.37</text:p>
      <text:p text:style-name="P1">0.6: 0.11 - 0.21</text:p>
      <text:p text:style-name="P1">0.7: 0.06 - 0.11</text:p>
      <text:p text:style-name="P1">0.8: 0.02 - 0.04</text:p>
      <text:p text:style-name="P1">0.9: 0.00 – 0.01</text:p>
      <text:p text:style-name="P1"/>
      <text:p text:style-name="P1">random(20, 0.5)</text:p>
      <text:p text:style-name="P1"/>
      <text:p text:style-name="P1">0.1: 0.50 - 1.00</text:p>
      <text:p text:style-name="P1">0.2: 0.25 – 0.47</text:p>
      <text:p text:style-name="P1"/>
      <text:p text:style-name="P1">random(20, 0.8)</text:p>
      <text:p text:style-name="P1"/>
      <text:p text:style-name="P1">0.1: 0.32 - 1.00</text:p>
      <text:p text:style-name="P1">0.2: 0.14 – 1.00</text:p>
      <text:p text:style-name="P1"/>
      <text:p text:style-name="P1">random(20, 0.9)</text:p>
      <text:p text:style-name="P1"/>
      <text:p text:style-name="P1">0.1: 0.34 - 1.00</text:p>
      <text:p text:style-name="P1">0.2: 0.19 - 1.00</text:p>
      <text:p text:style-name="P1">0.3: 0.12 - 0.65</text:p>
      <text:p text:style-name="P1">0.4: 0.09 - 0.10</text:p>
      <text:p text:style-name="P2">histogram(3, 3)</text:p>
      <text:p text:style-name="P1"/>
      <text:p text:style-name="P1">0.1: 0.80 - 1.00</text:p>
      <text:p text:style-name="P1">0.2: 0.65 - 1.00</text:p>
      <text:p text:style-name="P1">0.3: 0.52 - 1.00</text:p>
      <text:p text:style-name="P1">0.4: 0.41 - 0.56</text:p>
      <text:p text:style-name="P1">0.5: 0.15 - 0.30</text:p>
      <text:p text:style-name="P1">0.6: 0.02 - 0.15</text:p>
      <text:p text:style-name="P1">0.7: 0.00 – 0.07</text:p>
      <text:p text:style-name="P1"/>
      <text:p text:style-name="P1">histogram(5, 3)</text:p>
      <text:p text:style-name="P1"/>
      <text:p text:style-name="P1">0.1: 0.81 - 1.00</text:p>
      <text:p text:style-name="P1">0.2: 0.66 - 1.00</text:p>
      <text:p text:style-name="P1">0.3: 0.54 - 1.00</text:p>
      <text:p text:style-name="P1">0.4: 0.43 - 0.63</text:p>
      <text:p text:style-name="P1">0.5: 0.21 - 0.33</text:p>
      <text:p text:style-name="P1">0.6: 0.05 - 0.17</text:p>
      <text:p text:style-name="P1">0.7: 0.00 – 0.08</text:p>
      <text:p text:style-name="P1"/>
      <text:p text:style-name="P1">histogram(5, 4)</text:p>
      <text:p text:style-name="P1"/>
      <text:p text:style-name="P1">0.1: 0.76 - 1.00</text:p>
      <text:p text:style-name="P1">0.2: 0.59 - 1.00</text:p>
      <text:p text:style-name="P1">0.3: 0.46 - 1.00</text:p>
      <text:p text:style-name="P1">0.4: 0.36 - 0.56</text:p>
      <text:p text:style-name="P1">0.5: 0.21 - 0.29</text:p>
      <text:p text:style-name="P1">0.6: 0.04 - 0.14</text:p>
      <text:p text:style-name="P1">0.7: 0.00 – 0.06</text:p>
      <text:p text:style-name="P1"/>
      <text:p text:style-name="P1">histogram(5, 5)</text:p>
      <text:p text:style-name="P1"/>
      <text:p text:style-name="P1">0.1: 0.71 - 1.00</text:p>
      <text:p text:style-name="P1">0.2: 0.53 - 1.00</text:p>
      <text:p text:style-name="P1">0.3: 0.41 - 1.00</text:p>
      <text:p text:style-name="P1">0.4: 0.15 – 0.50</text:p>
      <text:p text:style-name="P1"/>
      <text:p text:style-name="P1">histogram(10, 3)</text:p>
      <text:p text:style-name="P1"/>
      <text:p text:style-name="P1">0.1: 0.82 - 1.00</text:p>
      <text:p text:style-name="P1">0.2: 0.67 - 1.00</text:p>
      <text:p text:style-name="P1">0.3: 0.55 - 1.00</text:p>
      <text:p text:style-name="P1">0.4: 0.44 - 0.66</text:p>
      <text:p text:style-name="P1">0.5: 0.22 - 0.35</text:p>
      <text:p text:style-name="P1">0.6: 0.05 - 0.18</text:p>
      <text:p text:style-name="P1">0.7: 0.01 - 0.08</text:p>
      <text:p text:style-name="P1">0.8: 0.00 - 0.03</text:p>
      <text:p text:style-name="P2">line(5) x line(5)</text:p>
      <text:p text:style-name="P1"/>
      <text:p text:style-name="P1">0.1: 0.76 - 1.00</text:p>
      <text:p text:style-name="P1">0.2: 0.60 - 1.00</text:p>
      <text:p text:style-name="P1">0.3: 0.48 – 0.09</text:p>
      <text:p text:style-name="P1"/>
      <text:p text:style-name="P1">line(10) x line(10)</text:p>
      <text:p text:style-name="P1"/>
      <text:p text:style-name="P1">0.1: 0.76 - 1.00</text:p>
      <text:p text:style-name="P1">0.2: 0.61 - 1.00</text:p>
      <text:p text:style-name="P1">0.3: 0.49 – 0.11</text:p>
      <text:p text:style-name="P1"/>
      <text:p text:style-name="P1">cycle(5) x cycle(5)</text:p>
      <text:p text:style-name="P1"/>
      <text:p text:style-name="P1">0.1: 0.46 - 1.00</text:p>
      <text:p text:style-name="P1">0.2: 0.23 - 1.00</text:p>
      <text:p text:style-name="P1">0.3: 0.12 - 0.50</text:p>
      <text:p text:style-name="P1">0.4: 0.05 - 0.17</text:p>
      <text:p text:style-name="P1">0.5: 0.01 - 0.03</text:p>
      <text:p text:style-name="P1">0.6: 0.03 - 0.03</text:p>
      <text:p text:style-name="P1">0.7: 0.02 - 0.04</text:p>
      <text:p text:style-name="P1">0.8: 0.00 - 0.02</text:p>
      <text:p text:style-name="P1">0.9: 0.00 – 0.01</text:p>
      <text:p text:style-name="P1"/>
      <text:p text:style-name="P1">cycle(10) x cycle(10)</text:p>
      <text:p text:style-name="P1"/>
      <text:p text:style-name="P1">0.1: 0.46 - 1.00</text:p>
      <text:p text:style-name="P1">0.2: 0.22 - 1.00</text:p>
      <text:p text:style-name="P1">0.3: 0.10 - 0.49</text:p>
      <text:p text:style-name="P1">0.4: 0.05 - 0.18</text:p>
      <text:p text:style-name="P1">0.5: 0.01 - 0.04</text:p>
      <text:p text:style-name="P1">0.6: 0.01 - 0.06</text:p>
      <text:p text:style-name="P1">0.7: 0.00 - 0.02</text:p>
      <text:p text:style-name="P1">0.8: 0.00 - 0.01</text:p>
      <text:p text:style-name="P1">0.9: 0.00 – 0.01</text:p>
      <text:p text:style-name="P1"/>
      <text:p text:style-name="P1">cycle(5) x line(5)</text:p>
      <text:p text:style-name="P1"/>
      <text:p text:style-name="P1">0.1: 0.63 - 1.00</text:p>
      <text:p text:style-name="P1">0.2: 0.42 - 1.00</text:p>
      <text:p text:style-name="P1">0.3: 0.29 - 0.36</text:p>
      <text:p text:style-name="P1">0.4: 0.20 - 0.08</text:p>
      <text:p text:style-name="P1">0.5: 0.00 – 0.01</text:p>
      <text:p text:style-name="P1"/>
      <text:p text:style-name="P1">cycle(10) x line(10)</text:p>
      <text:p text:style-name="P1"/>
      <text:p text:style-name="P1">0.1: 0.63 - 1.00</text:p>
      <text:p text:style-name="P1">0.2: 0.42 - 1.00</text:p>
      <text:p text:style-name="P1">0.3: 0.28 - 0.34</text:p>
      <text:p text:style-name="P1">0.4: 0.18 - 0.04</text:p>
      <text:p text:style-name="P2">hypercube(5)</text:p>
      <text:p text:style-name="P1"/>
      <text:p text:style-name="P1">0.1: 0.58 - 1.00</text:p>
      <text:p text:style-name="P1">0.2: 0.32 - 1.00</text:p>
      <text:p text:style-name="P1">0.3: 0.16 - 0.54</text:p>
      <text:p text:style-name="P1">0.4: 0.07 - 0.19</text:p>
      <text:p text:style-name="P1">0.5: 0.03 - 0.07</text:p>
      <text:p text:style-name="P1">0.6: 0.00 - 0.02</text:p>
      <text:p text:style-name="P1">0.7: 0.00 - 0.01</text:p>
      <text:p text:style-name="P1">0.8: 0.00 - 0.01</text:p>
      <text:p text:style-name="P1">0.9: 0.00 - 0.01</text:p>
      <text:p text:style-name="P1"/>
      <text:p text:style-name="P1"/>
      <text:p text:style-name="P1">hamming(4, 3)</text:p>
      <text:p text:style-name="P1"/>
      <text:p text:style-name="P1">0.1: 0.44 - 1.00</text:p>
      <text:p text:style-name="P1">0.2: 0.19 - 1.00</text:p>
      <text:p text:style-name="P1">0.3: 0.08 - 0.36</text:p>
      <text:p text:style-name="P1">0.4: 0.03 - 0.12</text:p>
      <text:p text:style-name="P1">0.5: 0.01 - 0.04</text:p>
      <text:p text:style-name="P1">0.6: 0.00 - 0.02</text:p>
      <text:p text:style-name="P1">0.7: 0.00 - 0.01</text:p>
      <text:p text:style-name="P1">0.8: 0.00 - 0.01</text:p>
      <text:p text:style-name="P1">0.9: 0.00 – 0.01</text:p>
      <text:p text:style-name="P1"/>
      <text:p text:style-name="P1"/>
      <text:p text:style-name="P1">mechanism for radius(5, 2), alpha=0.5</text:p>
      <text:p text:style-name="P1"/>
      <text:p text:style-name="P1">0.5455 0.1818 0.0455 0.0909 0.1364</text:p>
      <text:p text:style-name="P1">0.2727 0.3636 0.0455 0.1818 0.1364</text:p>
      <text:p text:style-name="P1">0.2727 0.1818 0.0909 0.1818 0.2727</text:p>
      <text:p text:style-name="P1">0.1364 0.1818 0.0455 0.3636 0.2727</text:p>
      <text:p text:style-name="P1">0.1364 0.0909 0.0455 0.1818 0.54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 Chatzikokolakis</meta:initial-creator>
    <meta:creation-date>2012-03-12T11:40:35</meta:creation-date>
    <dc:date>2012-03-12T15:53:47</dc:date>
    <dc:creator>Kostas Chatzikokolakis</dc:creator>
    <meta:editing-duration>PT4H13M13S</meta:editing-duration>
    <meta:editing-cycles>6</meta:editing-cycles>
    <meta:generator>LibreOffice/3.4$Linux LibreOffice_project/340m1$Build-402</meta:generator>
    <meta:document-statistic meta:table-count="0" meta:image-count="0" meta:object-count="0" meta:page-count="7" meta:paragraph-count="241" meta:word-count="901" meta:character-count="4090" meta:non-whitespace-character-count="3229"/>
  </office:meta>
</office:document-meta>
</file>